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style:use-window-font-color="true" loext:opacity="0%" style:font-name="Arial" fo:font-size="10pt" fo:language="en" fo:country="US" fo:font-weight="bold" officeooo:rsid="000decdd" officeooo:paragraph-rsid="000decdd" style:font-name-asian="Times New Roman" style:font-size-asian="10pt" style:font-weight-asian="bold" style:font-name-complex="Arial" style:font-size-complex="10pt" style:language-complex="ar" style:country-complex="SA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Text_20_body" style:list-style-name="WW8Num2"/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P11" style:family="paragraph" style:parent-style-name="Text_20_body">
      <style:text-properties officeooo:rsid="000decdd" officeooo:paragraph-rsid="000decdd"/>
    </style:style>
    <style:style style:name="P12" style:family="paragraph" style:parent-style-name="Text_20_body" style:list-style-name="WW8Num7">
      <style:text-properties officeooo:rsid="000decdd" officeooo:paragraph-rsid="000decdd"/>
    </style:style>
    <style:style style:name="P13" style:family="paragraph" style:parent-style-name="Text_20_body" style:list-style-name="WW8Num2">
      <style:text-properties officeooo:rsid="000decdd" officeooo:paragraph-rsid="000decdd"/>
    </style:style>
    <style:style style:name="P14" style:family="paragraph" style:parent-style-name="Text_20_body">
      <style:text-properties style:use-window-font-color="true" loext:opacity="0%" style:font-name="Times New Roman" fo:font-size="10pt" fo:language="en" fo:country="US" officeooo:rsid="000decdd" officeooo:paragraph-rsid="000decdd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4" style:family="text">
      <style:text-properties style:use-window-font-color="true" loext:opacity="0%" style:font-name="Arial" fo:font-size="16pt" fo:language="en" fo:country="US" fo:font-weight="bold" officeooo:rsid="000decd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5" style:family="text">
      <style:text-properties officeooo:rsid="000dec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Sistema de propostas de aluguel</text:span><text:line-break/>Use-Case: <text:span text:style-name="T4">Ver propostas feitas</text:span></text:h>
      <text:h text:style-name="Heading_20_1" text:outline-level="1">Brief Description</text:h>
      <text:p text:style-name="P14">Nesse caso o locatário poderá ver a listagem com todas as suas propostas feitas</text:p>
      <text:h text:style-name="Heading_20_1" text:outline-level="1">Actor Brief Descriptions</text:h>
      <text:h text:style-name="P6" text:outline-level="2">Locatário</text:h>
      <text:h text:style-name="Heading_20_1" text:outline-level="1">Preconditions</text:h>
      <text:p text:style-name="P11">Estar autenticado</text:p>
      <text:h text:style-name="Heading_20_1" text:outline-level="1">Basic Flow of Events</text:h>
      <text:list xml:id="list505420320" text:style-name="WW8Num7">
        <text:list-item>
          <text:p text:style-name="P12">O ator clica na opção de ver lista de propostas feitas</text:p>
        </text:list-item>
        <text:list-item>
          <text:p text:style-name="P12">O sistema o redireciona para a tela com todas a propostas feitas</text:p>
        </text:list-item>
        <text:list-item>
          <text:p text:style-name="P12">O sistema carrega a listagem com todas a propostas de acordo com o filtro padrão</text:p>
        </text:list-item>
      </text:list>
      <text:h text:style-name="Heading_20_1" text:outline-level="1">Alternative Flows</text:h>
      <text:h text:style-name="P6" text:outline-level="2">Selecioanr filtro</text:h>
      <text:p text:style-name="P11">Caso o ator queira selecionar algum filtro para modificar a listagem de propostas</text:p>
      <text:list xml:id="list4103977697" text:style-name="WW8Num2">
        <text:list-item>
          <text:p text:style-name="P8"><text:span text:style-name="T5">Ator seleciona filtro</text:span> </text:p>
        </text:list-item>
        <text:list-item>
          <text:p text:style-name="P13">O sistema modifica a listagem de propostas de acordo com os fitlros selecionados pelo ator</text:p>
        </text:list-item>
      </text:list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ecdd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Ver propostas feitas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9T12:49:26.135328691</dc:date>
    <meta:editing-cycles>4</meta:editing-cycles>
    <meta:editing-duration>PT7M42S</meta:editing-duration>
    <meta:generator>LibreOffice/7.1.2.2$Linux_X86_64 LibreOffice_project/10$Build-2</meta:generator>
    <meta:document-statistic meta:table-count="2" meta:image-count="0" meta:object-count="0" meta:page-count="1" meta:paragraph-count="23" meta:word-count="145" meta:character-count="845" meta:non-whitespace-character-count="737"/>
  </office:meta>
</office:document-meta>
</file>